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47D35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fo:background-color="#FFFFF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o1" style:family="table-column">
      <style:table-column-properties fo:break-before="auto" style:column-width="5.62680555555556cm"/>
    </style:style>
    <style:style style:name="co2" style:family="table-column">
      <style:table-column-properties fo:break-before="auto" style:column-width="7.32013888888889cm" style:use-optimal-column-width="true"/>
    </style:style>
    <style:style style:name="co3" style:family="table-column">
      <style:table-column-properties fo:break-before="auto" style:column-width="11.0595833333333cm"/>
    </style:style>
    <style:style style:name="co4" style:family="table-column">
      <style:table-column-properties fo:break-before="auto" style:column-width="11.4829166666667cm" style:use-optimal-column-width="true"/>
    </style:style>
    <style:style style:name="co5" style:family="table-column">
      <style:table-column-properties fo:break-before="auto" style:column-width="8.29027777777778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13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ecurity Aspect</text:p>
          </table:table-cell>
          <table:table-cell office:value-type="string" table:style-name="ce2">
            <text:p>Aws Cloud Service</text:p>
          </table:table-cell>
          <table:table-cell office:value-type="string" table:style-name="ce2">
            <text:p>Classifications</text:p>
          </table:table-cell>
          <table:table-cell office:value-type="string" table:style-name="ce2">
            <text:p>Implementation</text:p>
          </table:table-cell>
          <table:table-cell office:value-type="string" table:style-name="ce2">
            <text:p>Remarks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dentity and Access Management</text:p>
          </table:table-cell>
          <table:table-cell office:value-type="string" table:style-name="ce4">
            <text:p>AWS - IAM (Identity and access management)</text:p>
          </table:table-cell>
          <table:table-cell office:value-type="string" table:style-name="ce5">
            <text:p>MFA is not enabled for Root Account</text:p>
          </table:table-cell>
          <table:table-cell office:value-type="string" table:style-name="ce5">
            <text:p>Ensure Multi-Factor Authentication (MFA) is enabled for the AWS</text:p>
            <text:p>root account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MFA is not enabled for IAM Users</text:p>
          </table:table-cell>
          <table:table-cell office:value-type="string" table:style-name="ce5">
            <text:p>Ensure Multi-Factor Authentication (MFA) is enabled for all AWS</text:p>
            <text:p>IAM users with AWS Console acces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Lack of Access Key Rotation</text:p>
          </table:table-cell>
          <table:table-cell office:value-type="string" table:style-name="ce5">
            <text:p>Ensure AWS IAM access keys are rotated on a periodic basis as a</text:p>
            <text:p>security best practice (90 Days)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Password Expiration is Disabled</text:p>
          </table:table-cell>
          <table:table-cell office:value-type="string" table:style-name="ce5">
            <text:p>Ensure AWS Identity and Access Management (IAM) user</text:p>
            <text:p>passwords are reset before expiration (90 Days)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Weak Password Policy (AWS Default password policy) is set for the AWS account</text:p>
          </table:table-cell>
          <table:table-cell office:value-type="string" table:style-name="ce5">
            <text:p>Ensure AWS account has an IAM strong password policy in use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5">
            <text:p>IAM Role Policy are Too Permissive</text:p>
          </table:table-cell>
          <table:table-cell office:value-type="string" table:style-name="ce5">
            <text:p>Ensure AWS IAM policies attached to IAM roles are not too permissive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IAM Access Analyzer is not Enabled</text:p>
          </table:table-cell>
          <table:table-cell office:value-type="string" table:style-name="ce5">
            <text:p>Ensure that IAM Access Analyzer feature is enabled to maintain access security to your AWS resource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Root Account Access Keys Present</text:p>
          </table:table-cell>
          <table:table-cell office:value-type="string" table:style-name="ce5">
            <text:p>Ensure that your AWS account (root) is not using access keys as a</text:p>
            <text:p>security best practice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Lack of SSH Public Keys</text:p>
          </table:table-cell>
          <table:table-cell office:value-type="string" table:style-name="ce5">
            <text:p>Ensure IAM SSH public keys are rotated on a periodic basis to</text:p>
            <text:p>adhere to AWS security best practices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Security Contact Information is not Registered</text:p>
          </table:table-cell>
          <table:table-cell office:value-type="string" table:style-name="ce5">
            <text:p>Ensure alternate contacts are set to improve the security of your AWS account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AWS Multi-Account are managed centrally via</text:p>
            <text:p>Identity Federation or AWS Organization</text:p>
          </table:table-cell>
          <table:table-cell office:value-type="string" table:style-name="ce5">
            <text:p>Set up, organize and manage your AWS accounts for optimal</text:p>
            <text:p>security and manageability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6">
            <text:p>Compute</text:p>
          </table:table-cell>
          <table:table-cell office:value-type="string" table:style-name="ce5">
            <text:p>Elastic Cloud Compute (EC2), Elastic Block store (EBS)</text:p>
          </table:table-cell>
          <table:table-cell office:value-type="string" table:style-name="ce5">
            <text:p>Overbroad Ingress Rules for Security Groups</text:p>
          </table:table-cell>
          <table:table-cell office:value-type="string" table:style-name="ce5">
            <text:p>Ensure no EC2 security group allows unrestricted inbound access to any uncommon port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EC2 Instance Termination Protection is not Enabled</text:p>
          </table:table-cell>
          <table:table-cell office:value-type="string" table:style-name="ce5">
            <text:p>Ensure Termination Protection feature is enabled for EC2 instances that are not part of ASG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AMIs are Publicaly Shared</text:p>
          </table:table-cell>
          <table:table-cell office:value-type="string" table:style-name="ce5">
            <text:p>Ensure your Amazon Machine Images (AMIs) are not accessible to</text:p>
            <text:p>all AWS account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Amazon EBS Snapshots are Publicly Accessible</text:p>
          </table:table-cell>
          <table:table-cell office:value-type="string" table:style-name="ce5">
            <text:p>Ensure that your Amazon EBS volume snapshots are not accessible to all AWS account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Amazon EBS Volumes Encryption is not enabled</text:p>
          </table:table-cell>
          <table:table-cell office:value-type="string" table:style-name="ce5">
            <text:p>Ensure that existing Elastic Block Store (EBS) attached volumes are encrypted to meet security and compliance requirement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KMS Customer Master Keys is not used for EBS Volume Encryption</text:p>
          </table:table-cell>
          <table:table-cell office:value-type="string" table:style-name="ce5">
            <text:p>Ensure EBS volumes are encrypted with KMS CMKs in order to</text:p>
            <text:p>have full control over data encryption and decryption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6">
            <text:p>Network</text:p>
          </table:table-cell>
          <table:table-cell office:value-type="string" table:style-name="ce5">
            <text:p>Virtual Private Cloud(VPC)</text:p>
          </table:table-cell>
          <table:table-cell office:value-type="string" table:style-name="ce4">
            <text:p>VPC Flow Logs Disabled</text:p>
          </table:table-cell>
          <table:table-cell office:value-type="string" table:style-name="ce5">
            <text:p>Ensure Virtual Private Cloud (VPC) Flow Logs feature is enabled in</text:p>
            <text:p>all applicable AWS regions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6">
            <text:p>Storage</text:p>
          </table:table-cell>
          <table:table-cell office:value-type="string" table:style-name="ce4">
            <text:p>Simple Storage Service (S3)</text:p>
          </table:table-cell>
          <table:table-cell office:value-type="string" table:style-name="ce5">
            <text:p>Overbroad S3 Access Control</text:p>
          </table:table-cell>
          <table:table-cell office:value-type="string" table:style-name="ce5">
            <text:p>Ensure that your AWS S3 buckets are not publicly exposed to the Internet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Cross-Account Access</text:p>
            <text:p>for S3 Buckets</text:p>
          </table:table-cell>
          <table:table-cell office:value-type="string" table:style-name="ce5">
            <text:p>Ensure Amazon S3 buckets do not allow unknown cross account access via bucket policies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5">
            <text:p>Server-Side Encryption is not Enabled for S3</text:p>
          </table:table-cell>
          <table:table-cell office:value-type="string" table:style-name="ce5">
            <text:p>Ensure AWS S3 buckets enforce Server-Side Encryption (SSE)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KMS Customer Master Keys is not used for S3</text:p>
            <text:p>Buckets Encryption</text:p>
          </table:table-cell>
          <table:table-cell office:value-type="string" table:style-name="ce5">
            <text:p>Ensure that Amazon S3 buckets are encrypted with customerprovided AWS KMS CMKs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6"/>
          <table:table-cell table:style-name="ce4"/>
          <table:table-cell office:value-type="string" table:style-name="ce5">
            <text:p>Versioning and MultiFactor Delete is not Enabled on S3 buckets</text:p>
          </table:table-cell>
          <table:table-cell office:value-type="string" table:style-name="ce5">
            <text:p>Ensure AWS S3 buckets have the MFA Delete feature enabled.</text:p>
            <text:p>Ensure AWS S3 object versioning is enabled for an additional level of data protection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Access Logging Disabled for S3</text:p>
          </table:table-cell>
          <table:table-cell office:value-type="string" table:style-name="ce5">
            <text:p>Ensure AWS S3 buckets have server access logging enabled to track access requests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6">
            <text:p>Activity tracking</text:p>
          </table:table-cell>
          <table:table-cell office:value-type="string" table:style-name="ce4">
            <text:p>Cloud Trail</text:p>
          </table:table-cell>
          <table:table-cell office:value-type="string" table:style-name="ce5">
            <text:p>CloudTrail Log Encryption</text:p>
          </table:table-cell>
          <table:table-cell office:value-type="string" table:style-name="ce5">
            <text:p>Ensure your AWS CloudTrail logs are encrypted using AWS KMS–Managed Keys (SSE-KMS)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CloudTrail Log File Validation is Disabled</text:p>
          </table:table-cell>
          <table:table-cell office:value-type="string" table:style-name="ce5">
            <text:p>Ensure your AWS CloudTrail trails have log file integrity validation enabled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5">
            <text:p>CloudTrail is not integrated with CloudWatch</text:p>
          </table:table-cell>
          <table:table-cell office:value-type="string" table:style-name="ce5">
            <text:p>Ensure CloudTrail event monitoring with CloudWatch is enabled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table:number-columns-repeated="2" table:style-name="ce5"/>
          <table:table-cell table:style-name="ce4"/>
          <table:table-cell table:number-columns-repeated="16379"/>
        </table:table-row>
        <table:table-row table:style-name="ro1">
          <table:table-cell office:value-type="string" table:style-name="ce6">
            <text:p>Monitoring</text:p>
          </table:table-cell>
          <table:table-cell office:value-type="string" table:style-name="ce4">
            <text:p>Cloud Watch</text:p>
          </table:table-cell>
          <table:table-cell office:value-type="string" table:style-name="ce5">
            <text:p>Security Incident Alarm for AWS Services</text:p>
          </table:table-cell>
          <table:table-cell office:value-type="string" table:style-name="ce5">
            <text:p>Ensure that Security Incident Alarms are created in CloudWatch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30">
            <text:p>Database</text:p>
          </table:table-cell>
          <table:table-cell office:value-type="string" table:style-name="ce28">
            <text:p>Relational Database</text:p>
            <text:p>Service (RDS)</text:p>
          </table:table-cell>
          <table:table-cell office:value-type="string" table:style-name="ce5">
            <text:p>RDS Database instance are Publicly accessible</text:p>
          </table:table-cell>
          <table:table-cell office:value-type="string" table:style-name="ce5">
            <text:p>Ensure RDS database instances are not publicly accessible and prone to security risks</text:p>
          </table:table-cell>
          <table:table-cell office:value-type="string" table:style-name="ce5">
            <text:p>Excluded from architecture since I/O flow is not making path through this rds</text:p>
          </table:table-cell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Deletion protection is not Enabled for RDS Instance</text:p>
          </table:table-cell>
          <table:table-cell office:value-type="string" table:style-name="ce5">
            <text:p>Ensure Deletion Protection feature is enabled for your AWS RDS database instances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5">
            <text:p>RDS Automated Backup is not enabled</text:p>
          </table:table-cell>
          <table:table-cell office:value-type="string" table:style-name="ce5">
            <text:p>Ensure that Automated Backups are created for the RDS Instance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RDS Instance Encryption is not Enabled</text:p>
          </table:table-cell>
          <table:table-cell office:value-type="string" table:style-name="ce5">
            <text:p>Ensure AWS RDS instances are encrypted to meet security and</text:p>
            <text:p>compliance requirement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RDS Snapshots Encryption is not Enabled</text:p>
          </table:table-cell>
          <table:table-cell office:value-type="string" table:style-name="ce5">
            <text:p>Ensure that AWS RDS snapshots are encrypted to meet security and</text:p>
            <text:p>compliance requirement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RDS Snapshots Publicly accessible</text:p>
          </table:table-cell>
          <table:table-cell office:value-type="string" table:style-name="ce5">
            <text:p>Ensure that your Amazon RDS database snapshots are not accessible to all AWS account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RDS Log Exports is not Enabled (RDS MySQL, Aurora and MariaDB)</text:p>
          </table:table-cell>
          <table:table-cell office:value-type="string" table:style-name="ce5">
            <text:p>Ensure Log Exports feature is enabled for your AWS RDS MySQL, Aurora and MariaDB database instance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IAM Database Authentication is not Enabled for RDS</text:p>
            <text:p>Instances</text:p>
          </table:table-cell>
          <table:table-cell office:value-type="string" table:style-name="ce5">
            <text:p>Ensure IAM Database Authentication feature is enabled for your AWS RDS MySQL and PostgreSQL database instance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RDS Auto Minor Version Upgrade Not Enabled</text:p>
          </table:table-cell>
          <table:table-cell office:value-type="string" table:style-name="ce5">
            <text:p>Ensure AWS RDS instances have the Auto Minor Version Upgrade feature enabled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5">
            <text:p>RDS Database Instance not updated</text:p>
          </table:table-cell>
          <table:table-cell office:value-type="string" table:style-name="ce5">
            <text:p>Ensure that the RDS Instance is Updated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5">
            <text:p>RDS Automated Backup is not enabled</text:p>
          </table:table-cell>
          <table:table-cell office:value-type="string" table:style-name="ce5">
            <text:p>Ensure AWS RDS instances have Automated Backups feature enabled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RDS Backup Retention Period is not enough</text:p>
          </table:table-cell>
          <table:table-cell office:value-type="string" table:style-name="ce5">
            <text:p>Ensure AWS RDS instances have sufficient backup retention period for compliance purposes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5">
            <text:p>RDS not using Multi-AZ deployment</text:p>
          </table:table-cell>
          <table:table-cell office:value-type="string" table:style-name="ce5">
            <text:p>Ensure AWS RDS clusters have the Multi-AZ feature enabled.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6">
            <text:p>Message Service/Delivery</text:p>
          </table:table-cell>
          <table:table-cell office:value-type="string" table:style-name="ce5">
            <text:p>Simple Notification</text:p>
            <text:p>Service (SNS)</text:p>
          </table:table-cell>
          <table:table-cell office:value-type="string" table:style-name="ce5">
            <text:p>SNS Topics Exposed to Everyone</text:p>
          </table:table-cell>
          <table:table-cell office:value-type="string" table:style-name="ce5">
            <text:p>Ensure that AWS Simple Notification Service (SNS) topics are not exposed to everyone.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5">
            <text:p>Server-Side Encryption is Not Enabled for AWS SNS Topics</text:p>
          </table:table-cell>
          <table:table-cell office:value-type="string" table:style-name="ce5">
            <text:p>Ensure that Amazon SNS topics enforce Server-Side Encryption (SSE).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6">
            <text:p>Encryption/De-cryption</text:p>
          </table:table-cell>
          <table:table-cell office:value-type="string" table:style-name="ce4">
            <text:p>Key Management Service (KMS)</text:p>
          </table:table-cell>
          <table:table-cell office:value-type="string" table:style-name="ce5">
            <text:p>Lack of KMS Key Rotation</text:p>
          </table:table-cell>
          <table:table-cell office:value-type="string" table:style-name="ce5">
            <text:p>Ensure KMS key rotation feature is enabled for all your Customer Master Keys (CMK)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5">
            <text:p>AWS Keys Exposed to Everyone</text:p>
          </table:table-cell>
          <table:table-cell office:value-type="string" table:style-name="ce5">
            <text:p>Ensure Amazon KMS master keys are not exposed to everyone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Cross-Account Access</text:p>
            <text:p>for KMS Service</text:p>
          </table:table-cell>
          <table:table-cell office:value-type="string" table:style-name="ce5">
            <text:p>Cross-Account Access</text:p>
            <text:p>for KMS Service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6">
            <text:p>Serverless</text:p>
          </table:table-cell>
          <table:table-cell office:value-type="string" table:style-name="ce4">
            <text:p>Lambda</text:p>
          </table:table-cell>
          <table:table-cell office:value-type="string" table:style-name="ce5">
            <text:p>Code Signing is not Enabled for Lambda Functions</text:p>
          </table:table-cell>
          <table:table-cell office:value-type="string" table:style-name="ce5">
            <text:p>Ensure that Code Signing is enabled for your Amazon Lambda functions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Lambda Runtime Environment Version is not Latest</text:p>
          </table:table-cell>
          <table:table-cell office:value-type="string" table:style-name="ce5">
            <text:p>Ensure that the latest version of the runtime environment is used for your AWS Lambda functions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Cross-Account Access for Lambda Functions Queues</text:p>
          </table:table-cell>
          <table:table-cell office:value-type="string" table:style-name="ce5">
            <text:p>Ensure AWS Lambda functions do not allow unknown cross account access via permission policies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4">
            <text:p>Lambda Function Exposed to Everyone</text:p>
          </table:table-cell>
          <table:table-cell office:value-type="string" table:style-name="ce4">
            <text:p>Ensure that your Amazon Lambda functions are not exposed to everyone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4">
            <text:p>Lambda Environment Variables are not Encrypted</text:p>
          </table:table-cell>
          <table:table-cell office:value-type="string" table:style-name="ce5">
            <text:p>Ensure encryption is enabled for the AWS Lambda environment variables that store sensitive information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6">
            <text:p>Versioning</text:p>
          </table:table-cell>
          <table:table-cell office:value-type="string" table:style-name="ce4">
            <text:p>AWS Config</text:p>
          </table:table-cell>
          <table:table-cell office:value-type="string" table:style-name="ce4">
            <text:p>AWS Config Not Used</text:p>
          </table:table-cell>
          <table:table-cell office:value-type="string" table:style-name="ce5">
            <text:p>Ensure AWS Config is enabled in all regions to get the optimal visibility of the activity on your account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6">
            <text:p>Threat detection</text:p>
          </table:table-cell>
          <table:table-cell office:value-type="string" table:style-name="ce4">
            <text:p>AWS GuardDuty</text:p>
          </table:table-cell>
          <table:table-cell office:value-type="string" table:style-name="ce4">
            <text:p>AWS GuardDuty Not Used</text:p>
          </table:table-cell>
          <table:table-cell office:value-type="string" table:style-name="ce5">
            <text:p>Ensure Amazon GuardDuty is enabled to help you protect your AWS accounts and workloads against security threats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office:value-type="string" table:style-name="ce4">
            <text:p>Validate the AWS GuardDuty Findings</text:p>
          </table:table-cell>
          <table:table-cell office:value-type="string" table:style-name="ce4">
            <text:p>Always validate the findings that are reported by GuardDuty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6">
            <text:p>DNS</text:p>
          </table:table-cell>
          <table:table-cell office:value-type="string" table:style-name="ce4">
            <text:p>Route 53</text:p>
          </table:table-cell>
          <table:table-cell office:value-type="string" table:style-name="ce4">
            <text:p>Route 53 Domain Transfer Lock is not Enabled</text:p>
          </table:table-cell>
          <table:table-cell office:value-type="string" table:style-name="ce5">
            <text:p>Ensure your domain names have the Transfer Lock feature enabled in order to keep them secure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4">
            <text:p>Route53 Domains are about to Expire</text:p>
          </table:table-cell>
          <table:table-cell office:value-type="string" table:style-name="ce5">
            <text:p>Ensure AWS Route 53 domain names are renewed before their expiration (90 days before expiration)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5">
            <text:p>DNSSEC Signing for Route 53 Hosted Zones is not Enabled</text:p>
          </table:table-cell>
          <table:table-cell office:value-type="string" table:style-name="ce5">
            <text:p>Ensure that DNSSEC signing is enabled for your Amazon Route 53 Hosted Zones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4"/>
          <table:table-cell table:style-name="ce5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6">
            <text:p>Message Service/Delivery</text:p>
          </table:table-cell>
          <table:table-cell office:value-type="string" table:style-name="ce4">
            <text:p>Simple Queue Service (SQS)</text:p>
          </table:table-cell>
          <table:table-cell office:value-type="string" table:style-name="ce5">
            <text:p>Server-Side Encryption is not Enabled for SQS Queues</text:p>
          </table:table-cell>
          <table:table-cell office:value-type="string" table:style-name="ce5">
            <text:p>Ensure Amazon SQS queues enforce Server-Side Encryption (SSE)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4">
            <text:p>SQS Queue Exposed to Everyone</text:p>
          </table:table-cell>
          <table:table-cell office:value-type="string" table:style-name="ce5">
            <text:p>Ensure that AWS Simple Queue Service (SQS) queues are not exposed to everyone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6"/>
          <table:table-cell table:style-name="ce4"/>
          <table:table-cell office:value-type="string" table:style-name="ce4">
            <text:p>Cross-Account Access for SQS Queues</text:p>
          </table:table-cell>
          <table:table-cell office:value-type="string" table:style-name="ce5">
            <text:p>Ensure AWS Simple Queue Service (SQS) queues do not allow unknown cross account access</text:p>
          </table:table-cell>
          <table:table-cell office:value-type="string" table:style-name="ce4">
            <text:p><text:s/>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31">
            <text:p>Caching</text:p>
          </table:table-cell>
          <table:table-cell office:value-type="string" table:style-name="ce29">
            <text:p>ElastiCache</text:p>
          </table:table-cell>
          <table:table-cell office:value-type="string" table:style-name="ce4">
            <text:p>Older Version of ElastiCache Engine in Use</text:p>
          </table:table-cell>
          <table:table-cell office:value-type="string" table:style-name="ce5">
            <text:p>Ensure that you are not using an older version of Elasticache and use the latest version that is available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7"/>
          <table:table-cell table:style-name="ce8"/>
          <table:table-cell office:value-type="string" table:style-name="ce9">
            <text:p>ElastiCache Redis cluster In-Transit and At-rest Encryption not enabled</text:p>
          </table:table-cell>
          <table:table-cell office:value-type="string" table:style-name="ce9">
            <text:p>Ensure that Redis clusters data In-transit and At-rest encryptions are enabled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6">
            <text:p>WAF</text:p>
          </table:table-cell>
          <table:table-cell table:style-name="ce4"/>
          <table:table-cell table:number-columns-repeated="3" table:style-name="ce10"/>
          <table:table-cell table:number-columns-repeated="16379"/>
        </table:table-row>
        <table:table-row table:style-name="ro1">
          <table:table-cell office:value-type="string" table:style-name="ce11">
            <text:p>Communication</text:p>
          </table:table-cell>
          <table:table-cell office:value-type="string" table:style-name="ce12">
            <text:p><text:s/>AWS Lambda</text:p>
          </table:table-cell>
          <table:table-cell office:value-type="string" table:style-name="ce12">
            <text:p>Cloud watch</text:p>
          </table:table-cell>
          <table:table-cell office:value-type="string" table:style-name="ce5">
            <text:p>Enable Comprehensive Logging and Monitoring</text:p>
          </table:table-cell>
          <table:table-cell table:style-name="ce10"/>
          <table:table-cell table:number-columns-repeated="16379"/>
        </table:table-row>
        <table:table-row table:style-name="ro3">
          <table:table-cell table:number-columns-repeated="2" table:style-name="ce13"/>
          <table:table-cell office:value-type="string" table:style-name="ce12">
            <text:p>Clean-up and Delete</text:p>
          </table:table-cell>
          <table:table-cell office:value-type="string" table:style-name="ce5">
            <text:p>Unused functions may contain outdated libraries, deprecated APIs, or unpatched vulnerabilities that an attacker might exploit and that needs to be deleted/removed</text:p>
          </table:table-cell>
          <table:table-cell table:style-name="ce10"/>
          <table:table-cell table:number-columns-repeated="16379"/>
        </table:table-row>
        <table:table-row table:style-name="ro1">
          <table:table-cell table:number-columns-repeated="2" table:style-name="ce13"/>
          <table:table-cell office:value-type="string" table:style-name="ce4">
            <text:p>API gateway authentication</text:p>
          </table:table-cell>
          <table:table-cell office:value-type="string" table:style-name="ce5">
            <text:p>API invoking makes the lamba authenticated with secure access</text:p>
          </table:table-cell>
          <table:table-cell table:style-name="ce10"/>
          <table:table-cell table:number-columns-repeated="16379"/>
        </table:table-row>
        <table:table-row table:style-name="ro2">
          <table:table-cell table:number-columns-repeated="2" table:style-name="ce13"/>
          <table:table-cell office:value-type="string" table:style-name="ce32">
            <text:p>Guard Duty<text:s/></text:p>
          </table:table-cell>
          <table:table-cell office:value-type="string" table:style-name="ce33">
            <text:p>Configure Lambda Network Activity Monitoring for all existing active member accounts</text:p>
          </table:table-cell>
          <table:table-cell table:style-name="ce10"/>
          <table:table-cell table:number-columns-repeated="16379"/>
        </table:table-row>
        <table:table-row table:style-name="ro1">
          <table:table-cell table:number-columns-repeated="2" table:style-name="ce13"/>
          <table:table-cell table:number-columns-repeated="3" table:style-name="ce10"/>
          <table:table-cell table:number-columns-repeated="16379"/>
        </table:table-row>
        <table:table-row table:style-name="ro2">
          <table:table-cell office:value-type="string" table:style-name="ce11">
            <text:p>Communication</text:p>
          </table:table-cell>
          <table:table-cell office:value-type="string" table:style-name="ce5">
            <text:p>AWS API gateway (Authentication and Authorization)</text:p>
          </table:table-cell>
          <table:table-cell office:value-type="string" table:style-name="ce34">
            <text:p>API Keys</text:p>
          </table:table-cell>
          <table:table-cell office:value-type="string" table:style-name="ce35">
            <text:p>Alphanumeric string values that you distribute to app developer customers to grant access to your API</text:p>
          </table:table-cell>
          <table:table-cell table:style-name="ce10"/>
          <table:table-cell table:number-columns-repeated="16379"/>
        </table:table-row>
        <table:table-row table:style-name="ro2">
          <table:table-cell table:number-columns-repeated="2" table:style-name="ce10"/>
          <table:table-cell office:value-type="string" table:style-name="ce36">
            <text:p>IAM Policies</text:p>
          </table:table-cell>
          <table:table-cell office:value-type="string" table:style-name="ce37">
            <text:p>IAM allows you to create policies that grant permissions to access your API Gateway resources</text:p>
          </table:table-cell>
          <table:table-cell table:style-name="ce10"/>
          <table:table-cell table:number-columns-repeated="16379"/>
        </table:table-row>
        <table:table-row table:style-name="ro2">
          <table:table-cell table:number-columns-repeated="2" table:style-name="ce14"/>
          <table:table-cell office:value-type="string" table:style-name="ce15">
            <text:p>AWS Cognito</text:p>
          </table:table-cell>
          <table:table-cell office:value-type="string" table:style-name="ce16">
            <text:p>Provides user and identity management, and when integrated with API Gateway, it can authenticate and authorize users by session tokens</text:p>
          </table:table-cell>
          <table:table-cell table:style-name="ce10"/>
          <table:table-cell table:number-columns-repeated="16379"/>
        </table:table-row>
        <table:table-row table:style-name="ro3">
          <table:table-cell table:number-columns-repeated="2" table:style-name="ce10"/>
          <table:table-cell office:value-type="string" table:style-name="ce17">
            <text:p>AWS WAF</text:p>
          </table:table-cell>
          <table:table-cell office:value-type="string" table:style-name="ce18">
            <text:p>WAF protects your API Gateway from common web exploits and unusual traffic patterns. Ex: you can create a rule that blocks requests from IP addresses that are known sources of malicious traffic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/>
          <table:table-cell table:style-name="ce20"/>
          <table:table-cell table:style-name="ce12"/>
          <table:table-cell table:style-name="ce21"/>
          <table:table-cell table:number-columns-repeated="16379"/>
        </table:table-row>
        <table:table-row table:style-name="ro4">
          <table:table-cell office:value-type="string" table:style-name="ce22">
            <text:p>Compute</text:p>
          </table:table-cell>
          <table:table-cell office:value-type="string" table:style-name="ce23">
            <text:p>EC2</text:p>
          </table:table-cell>
          <table:table-cell office:value-type="string" table:style-name="ce24">
            <text:p>Hardening of Linux Servers</text:p>
          </table:table-cell>
          <table:table-cell office:value-type="string" table:style-name="ce23">
            <text:p>Update: Keep the system up to date, including the kernel and packages</text:p>
            <text:p>Remove unneeded: Uninstall unnecessary software and disable system services that are not needed</text:p>
            <text:p>Secure network: Minimize open ports and other network vulnerabilities</text:p>
            <text:p>Protect accounts: Use strong password policies, create a privileged account, and protect user accounts</text:p>
            <text:p>Limit access: Disable root login and USB and Thunderbolt devices</text:p>
            <text:p>Monitor: Log all activity, errors, and warnings, and continuously monitor the servers</text:p>
          </table:table-cell>
          <table:table-cell table:style-name="ce14"/>
          <table:table-cell table:number-columns-repeated="16379"/>
        </table:table-row>
        <table:table-row table:style-name="ro1">
          <table:table-cell table:number-columns-repeated="5" table:style-name="ce10"/>
          <table:table-cell table:number-columns-repeated="16379"/>
        </table:table-row>
        <table:table-row table:style-name="ro2">
          <table:table-cell office:value-type="string" table:style-name="ce25">
            <text:p>Monitor</text:p>
          </table:table-cell>
          <table:table-cell office:value-type="string" table:style-name="ce26">
            <text:p>Trusted Advisor</text:p>
          </table:table-cell>
          <table:table-cell office:value-type="string" table:style-name="ce27">
            <text:p>Recommendations of best practices</text:p>
          </table:table-cell>
          <table:table-cell office:value-type="string" table:style-name="ce26">
            <text:p>Go through all checks and apply/action on necessary findings which doesn't affect the prod/run times</text:p>
          </table:table-cell>
          <table:table-cell table:style-name="ce10"/>
          <table:table-cell table:number-columns-repeated="16379"/>
        </table:table-row>
        <table:table-row table:number-rows-repeated="4" table:style-name="ro1">
          <table:table-cell table:number-columns-repeated="5" table:style-name="ce10"/>
          <table:table-cell table:number-columns-repeated="16379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0">
            <text:p>Aws X-ray<text:s/></text:p>
          </table:table-cell>
          <table:table-cell office:value-type="string" table:style-name="ce10">
            <text:p>Scanning file jar</text:p>
          </table:table-cell>
          <table:table-cell office:value-type="string" table:style-name="ce10">
            <text:p>Should be used to check for vulnerabiliti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Zap tool</text:p>
          </table:table-cell>
          <table:table-cell office:value-type="string" table:style-name="ce38">
            <text:p>Zap report</text:p>
          </table:table-cell>
          <table:table-cell office:value-type="string" table:style-name="ce38">
            <text:p>Vulnerability check from coding perspective and db injections.</text:p>
          </table:table-cell>
          <table:table-cell office:value-type="string" table:style-name="ce38">
            <text:p>Open-source <text:s/>(Linux CMD)</text:p>
          </table:table-cell>
          <table:table-cell table:style-name="ce39"/>
          <table:table-cell table:number-columns-repeated="16379"/>
        </table:table-row>
        <table:table-row table:style-name="ro1">
          <table:table-cell office:value-type="string" table:style-name="ce10">
            <text:p>SonarQube</text:p>
          </table:table-cell>
          <table:table-cell office:value-type="string" table:style-name="ce10">
            <text:p>Code review for compliance/</text:p>
          </table:table-cell>
          <table:table-cell table:style-name="ce10"/>
          <table:table-cell table:number-columns-repeated="16381" table:style-name="ce1"/>
        </table:table-row>
        <table:table-row table:number-rows-repeated="10484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nand Dandupati (Trianz)</meta:initial-creator>
    <dc:creator>Anand Dandupati (Trianz)</dc:creator>
    <meta:creation-date>2024-05-17T10:30:04Z</meta:creation-date>
    <dc:date>2024-11-12T11:12:21Z</dc:date>
  </office:meta>
</office:document-meta>
</file>